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5.089cm" svg:height="8.487cm" svg:x="0.011cm" svg:y="1.0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12:32.434907499</dc:date>
    <meta:editing-duration>PT6M49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cm" svg:height="8.488cm" xlink:href="." xlink:type="simple" chart:class="chart:scatter" chart:style-name="ch1">
        <chart:plot-area chart:style-name="ch2" chart:data-source-has-labels="both" svg:x="0.301cm" svg:y="0.169cm" svg:width="14.488cm" svg:height="8.15cm">
          <chart:coordinate-region svg:x="0.843cm" svg:y="0.368cm" svg:width="13.852cm" svg:height="7.7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